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56.61pt"/>
    </style:style>
    <style:style style:name="co5" style:family="table-column">
      <style:table-column-properties fo:break-before="auto" style:column-width="244.1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219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Calend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ug</text:p>
          </table:table-cell>
          <table:table-cell office:value-type="string" calcext:value-type="string">
            <text:p>We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ntroduction, Mathematical Log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ts, Real Number Line, Ordering, Absolute Val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Expressions, Equality, Axioms, Subtraction, Division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M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olid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,0.4</text:p>
          </table:table-cell>
          <table:table-cell office:value-type="string" calcext:value-type="string">
            <text:p>Exponents, Radicals, Interest</text:p>
          </table:table-cell>
          <table:table-cell office:value-type="string" calcext:value-type="string">
            <text:p>HW1</text:p>
          </table:table-cell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,0.6</text:p>
          </table:table-cell>
          <table:table-cell office:value-type="string" calcext:value-type="string">
            <text:p>Special Products, Factoring</text:p>
          </table:table-cell>
          <table:table-cell office:value-type="string" calcext:value-type="string">
            <text:p>HW2</text:p>
          </table:table-cell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Fractional Expressions, Complex Fra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.1,1.2</text:p>
          </table:table-cell>
          <table:table-cell office:value-type="string" calcext:value-type="string">
            <text:p>Linear Equations, Mathematical Modeling</text:p>
          </table:table-cell>
          <table:table-cell office:value-type="string" calcext:value-type="string">
            <text:p>HW3</text:p>
          </table:table-cell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office:value-type="string" calcext:value-type="string">
            <text:p>Chapter 0 Ex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.3,1.4</text:p>
          </table:table-cell>
          <table:table-cell office:value-type="string" calcext:value-type="string">
            <text:p>Quadratic Equations, Quadratic Formula</text:p>
          </table:table-cell>
          <table:table-cell office:value-type="string" calcext:value-type="string">
            <text:p>HW4</text:p>
          </table:table-cell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Other Equation Types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,1.7</text:p>
          </table:table-cell>
          <table:table-cell office:value-type="string" calcext:value-type="string">
            <text:p>Inequalities</text:p>
          </table:table-cell>
          <table:table-cell office:value-type="string" calcext:value-type="string">
            <text:p>HW5</text:p>
          </table:table-cell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artesian Plane, Graphs, Circ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hapter 1 Ex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2,2.3</text:p>
          </table:table-cell>
          <table:table-cell office:value-type="string" calcext:value-type="string">
            <text:p>Lines, Linear Modeling, Variation</text:p>
          </table:table-cell>
          <table:table-cell office:value-type="string" calcext:value-type="string">
            <text:p>HW6</text:p>
          </table:table-cell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4,2.5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HW7</text:p>
          </table:table-cell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office:value-type="float" office:value="19" calcext:value-type="float">
            <text:p>1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unction Transform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float" office:value="24" calcext:value-type="float">
            <text:p>24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Algebra of Functions</text:p>
          </table:table-cell>
          <table:table-cell office:value-type="string" calcext:value-type="string">
            <text:p>HW8</text:p>
          </table:table-cell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office:value-type="float" office:value="26" calcext:value-type="float">
            <text:p>26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Parabol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.2,3.3</text:p>
          </table:table-cell>
          <table:table-cell office:value-type="string" calcext:value-type="string">
            <text:p>Polynomials, Polynomial Division</text:p>
          </table:table-cell>
          <table:table-cell office:value-type="string" calcext:value-type="string">
            <text:p>HW9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string" calcext:value-type="string">
            <text:p>Wed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Chapter 2 Ex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Real Zeros of a Polynomial</text:p>
          </table:table-cell>
          <table:table-cell office:value-type="string" calcext:value-type="string">
            <text:p>HW10</text:p>
          </table:table-cell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ational Functions and Asympto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float" office:value="14" calcext:value-type="float">
            <text:p>1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Inverse Functions</text:p>
          </table:table-cell>
          <table:table-cell office:value-type="string" calcext:value-type="string">
            <text:p>HW11</text:p>
          </table:table-cell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office:value-type="string" calcext:value-type="string">
            <text:p>Chapter 3 Ex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.2,4.3</text:p>
          </table:table-cell>
          <table:table-cell office:value-type="string" calcext:value-type="string">
            <text:p>Exponential and Logarithmic Functions</text:p>
          </table:table-cell>
          <table:table-cell office:value-type="string" calcext:value-type="string">
            <text:p>HW12</text:p>
          </table:table-cell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olid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4,4.5</text:p>
          </table:table-cell>
          <table:table-cell office:value-type="string" calcext:value-type="string">
            <text:p>Properties of Logarithms, Logarithmic Equations</text:p>
          </table:table-cell>
          <table:table-cell office:value-type="string" calcext:value-type="string">
            <text:p>HW13</text:p>
          </table:table-cell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Logarithmic Models</text:p>
          </table:table-cell>
          <table:table-cell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M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,5.2,5.3</text:p>
          </table:table-cell>
          <table:table-cell office:value-type="string" calcext:value-type="string">
            <text:p>Substitution and Elimination</text:p>
          </table:table-cell>
          <table:table-cell office:value-type="string" calcext:value-type="string">
            <text:p>HW14</text:p>
          </table:table-cell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Chapter 4 Ex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u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Revi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i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office:value-type="string" calcext:value-type="string">
            <text:p>Revi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view</text:p>
          </table:table-cell>
          <table:table-cell office:value-type="string" calcext:value-type="string">
            <text:p>HW15</text:p>
          </table:table-cell>
        </table:table-row>
        <table:table-row table:style-name="ro1">
          <table:table-cell/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view Party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a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inal</text:p>
          </table:table-cell>
          <table:table-cell/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ections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Real Numbers: Order and Absolute Value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The Basic Rules of Algebra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string" calcext:value-type="string">
            <text:p>Integer Exponents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Radicals and Rational Exponents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Polynomials and Special Products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>
            <text:p>Factoring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string" calcext:value-type="string">
            <text:p>Fractional Express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Linear Equations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Mathematical Modeling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Quadratic Equations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The Quadratic Formula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Other Types of Equations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Linear Inequalities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string" calcext:value-type="string">
            <text:p>Other Types of Inequaliti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Graphs and Equations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Lines in the Plane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Linear Modeling and Direct Variation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Functions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Graphs of Functions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string" calcext:value-type="string">
            <text:p>Transformations of Functions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string" calcext:value-type="string">
            <text:p>The Algebra of Func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Quadratic Functions and Models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Polynomial Functions of Higher Degree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Polynomial Division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Real Zeros of Polynomial Functions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string" calcext:value-type="string">
            <text:p>Rational Func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Inverse Functions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Exponential Functions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Logarithmic Functions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Properties of Logarithms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string" calcext:value-type="string">
            <text:p>Solving Exponential and Logarithmic Equations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string" calcext:value-type="string">
            <text:p>Exponential and Logarithmic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Solving Systems Using Substitution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Solving Systems Using Elimination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Linear Systems in Three or More Variabl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Matrices and Linear Systems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perations with Matri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17:10:34.593613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20:21:56.149356583</meta:creation-date>
    <dc:date>2016-08-23T21:42:46.070953171</dc:date>
    <meta:editing-duration>PT4H41M12S</meta:editing-duration>
    <meta:editing-cycles>10</meta:editing-cycles>
    <meta:generator>LibreOffice/5.1.4.2$Linux_X86_64 LibreOffice_project/10m0$Build-2</meta:generator>
    <meta:document-statistic meta:table-count="2" meta:cell-count="225" meta:object-count="0"/>
  </office:meta>
</office:document-meta>
</file>